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c0672" officeooo:paragraph-rsid="001c0672"/>
    </style:style>
    <style:style style:name="P2" style:family="paragraph" style:parent-style-name="Standard">
      <style:paragraph-properties fo:text-align="justify" style:justify-single-word="false"/>
      <style:text-properties officeooo:rsid="0020a9bd" officeooo:paragraph-rsid="0020a9bd"/>
    </style:style>
    <style:style style:name="P3" style:family="paragraph" style:parent-style-name="Standard">
      <style:paragraph-properties fo:text-align="justify" style:justify-single-word="false"/>
      <style:text-properties officeooo:rsid="00211fd8" officeooo:paragraph-rsid="00211fd8"/>
    </style:style>
    <style:style style:name="P4" style:family="paragraph" style:parent-style-name="Standard">
      <style:paragraph-properties fo:text-align="justify" style:justify-single-word="false"/>
      <style:text-properties officeooo:rsid="0021a29e" officeooo:paragraph-rsid="0021a29e"/>
    </style:style>
    <style:style style:name="P5" style:family="paragraph" style:parent-style-name="Standard">
      <style:paragraph-properties fo:text-align="justify" style:justify-single-word="false"/>
      <style:text-properties officeooo:rsid="00223bb8" officeooo:paragraph-rsid="00223bb8"/>
    </style:style>
    <style:style style:name="P6" style:family="paragraph" style:parent-style-name="Standard">
      <style:paragraph-properties fo:text-align="justify" style:justify-single-word="false"/>
      <style:text-properties officeooo:rsid="00231b32" officeooo:paragraph-rsid="00231b32"/>
    </style:style>
    <style:style style:name="P7" style:family="paragraph" style:parent-style-name="Standard">
      <style:paragraph-properties fo:text-align="justify" style:justify-single-word="false"/>
      <style:text-properties officeooo:rsid="0027de74" officeooo:paragraph-rsid="0027de74"/>
    </style:style>
    <style:style style:name="P8" style:family="paragraph" style:parent-style-name="Standard">
      <style:paragraph-properties fo:text-align="justify" style:justify-single-word="false"/>
      <style:text-properties officeooo:rsid="002e89da" officeooo:paragraph-rsid="002e89da"/>
    </style:style>
    <style:style style:name="P9" style:family="paragraph" style:parent-style-name="Standard">
      <style:paragraph-properties fo:text-align="justify" style:justify-single-word="false"/>
      <style:text-properties officeooo:rsid="002ff4a7" officeooo:paragraph-rsid="002ff4a7"/>
    </style:style>
    <style:style style:name="P10" style:family="paragraph" style:parent-style-name="Standard">
      <style:paragraph-properties fo:text-align="justify" style:justify-single-word="false"/>
      <style:text-properties officeooo:rsid="0033e716" officeooo:paragraph-rsid="0033e716"/>
    </style:style>
    <style:style style:name="P11" style:family="paragraph" style:parent-style-name="Standard">
      <style:paragraph-properties fo:text-align="justify" style:justify-single-word="false"/>
      <style:text-properties officeooo:rsid="0035e360" officeooo:paragraph-rsid="0038a3f0"/>
    </style:style>
    <style:style style:name="P12" style:family="paragraph" style:parent-style-name="Standard">
      <style:paragraph-properties fo:text-align="justify" style:justify-single-word="false"/>
      <style:text-properties officeooo:rsid="0035e360" officeooo:paragraph-rsid="00aa088d"/>
    </style:style>
    <style:style style:name="P13" style:family="paragraph" style:parent-style-name="Standard">
      <style:paragraph-properties fo:text-align="justify" style:justify-single-word="false"/>
      <style:text-properties officeooo:rsid="003b8f9d" officeooo:paragraph-rsid="003b8f9d"/>
    </style:style>
    <style:style style:name="P14" style:family="paragraph" style:parent-style-name="Standard">
      <style:paragraph-properties fo:text-align="justify" style:justify-single-word="false"/>
      <style:text-properties officeooo:rsid="003dc146" officeooo:paragraph-rsid="003dc146"/>
    </style:style>
    <style:style style:name="P15" style:family="paragraph" style:parent-style-name="Standard">
      <style:paragraph-properties fo:text-align="justify" style:justify-single-word="false"/>
      <style:text-properties officeooo:rsid="003efb54" officeooo:paragraph-rsid="003efb54"/>
    </style:style>
    <style:style style:name="P16" style:family="paragraph" style:parent-style-name="Standard">
      <style:paragraph-properties fo:text-align="justify" style:justify-single-word="false"/>
      <style:text-properties officeooo:rsid="0040bb11" officeooo:paragraph-rsid="0040bb11"/>
    </style:style>
    <style:style style:name="P17" style:family="paragraph" style:parent-style-name="Standard">
      <style:paragraph-properties fo:text-align="justify" style:justify-single-word="false"/>
      <style:text-properties officeooo:rsid="00441e80" officeooo:paragraph-rsid="00441e80"/>
    </style:style>
    <style:style style:name="P18" style:family="paragraph" style:parent-style-name="Standard">
      <style:paragraph-properties fo:text-align="justify" style:justify-single-word="false"/>
      <style:text-properties officeooo:rsid="0046d31a" officeooo:paragraph-rsid="0046d31a"/>
    </style:style>
    <style:style style:name="P19" style:family="paragraph" style:parent-style-name="Standard">
      <style:paragraph-properties fo:text-align="justify" style:justify-single-word="false"/>
      <style:text-properties officeooo:rsid="0048696a" officeooo:paragraph-rsid="0048696a"/>
    </style:style>
    <style:style style:name="P20" style:family="paragraph" style:parent-style-name="Standard">
      <style:paragraph-properties fo:text-align="justify" style:justify-single-word="false"/>
      <style:text-properties officeooo:rsid="004af2c9" officeooo:paragraph-rsid="004af2c9"/>
    </style:style>
    <style:style style:name="P21" style:family="paragraph" style:parent-style-name="Standard">
      <style:paragraph-properties fo:text-align="justify" style:justify-single-word="false"/>
      <style:text-properties officeooo:rsid="004c4e81" officeooo:paragraph-rsid="004c4e81"/>
    </style:style>
    <style:style style:name="P22" style:family="paragraph" style:parent-style-name="Standard">
      <style:paragraph-properties fo:text-align="justify" style:justify-single-word="false"/>
      <style:text-properties officeooo:rsid="004c6c37" officeooo:paragraph-rsid="004efeb2"/>
    </style:style>
    <style:style style:name="P23" style:family="paragraph" style:parent-style-name="Standard">
      <style:paragraph-properties fo:text-align="justify" style:justify-single-word="false"/>
      <style:text-properties officeooo:rsid="004c6c37" officeooo:paragraph-rsid="00503abc"/>
    </style:style>
    <style:style style:name="P24" style:family="paragraph" style:parent-style-name="Standard">
      <style:paragraph-properties fo:text-align="justify" style:justify-single-word="false"/>
      <style:text-properties officeooo:rsid="00503abc" officeooo:paragraph-rsid="00504fb5"/>
    </style:style>
    <style:style style:name="P25" style:family="paragraph" style:parent-style-name="Standard">
      <style:paragraph-properties fo:text-align="justify" style:justify-single-word="false"/>
      <style:text-properties officeooo:rsid="00503abc" officeooo:paragraph-rsid="00503abc"/>
    </style:style>
    <style:style style:name="P26" style:family="paragraph" style:parent-style-name="Standard">
      <style:paragraph-properties fo:text-align="justify" style:justify-single-word="false"/>
      <style:text-properties officeooo:rsid="005406d6" officeooo:paragraph-rsid="005406d6"/>
    </style:style>
    <style:style style:name="P27" style:family="paragraph" style:parent-style-name="Standard">
      <style:paragraph-properties fo:text-align="justify" style:justify-single-word="false"/>
      <style:text-properties officeooo:rsid="0055ac61" officeooo:paragraph-rsid="0055ac61"/>
    </style:style>
    <style:style style:name="P28" style:family="paragraph" style:parent-style-name="Standard">
      <style:paragraph-properties fo:text-align="justify" style:justify-single-word="false"/>
      <style:text-properties officeooo:rsid="00580102" officeooo:paragraph-rsid="00580102"/>
    </style:style>
    <style:style style:name="P29" style:family="paragraph" style:parent-style-name="Standard">
      <style:paragraph-properties fo:text-align="justify" style:justify-single-word="false"/>
      <style:text-properties officeooo:rsid="005af96e" officeooo:paragraph-rsid="005af96e"/>
    </style:style>
    <style:style style:name="P30" style:family="paragraph" style:parent-style-name="Standard">
      <style:paragraph-properties fo:text-align="justify" style:justify-single-word="false"/>
      <style:text-properties officeooo:rsid="005ba139" officeooo:paragraph-rsid="005ba139"/>
    </style:style>
    <style:style style:name="P31" style:family="paragraph" style:parent-style-name="Standard">
      <style:paragraph-properties fo:text-align="justify" style:justify-single-word="false"/>
      <style:text-properties officeooo:rsid="005c14a4" officeooo:paragraph-rsid="005c14a4"/>
    </style:style>
    <style:style style:name="P32" style:family="paragraph" style:parent-style-name="Standard">
      <style:paragraph-properties fo:text-align="justify" style:justify-single-word="false"/>
      <style:text-properties officeooo:rsid="005c4376" officeooo:paragraph-rsid="005c4376"/>
    </style:style>
    <style:style style:name="P33" style:family="paragraph" style:parent-style-name="Standard">
      <style:paragraph-properties fo:text-align="justify" style:justify-single-word="false"/>
      <style:text-properties officeooo:rsid="005f7c16" officeooo:paragraph-rsid="005f7c16"/>
    </style:style>
    <style:style style:name="P34" style:family="paragraph" style:parent-style-name="Standard">
      <style:paragraph-properties fo:text-align="justify" style:justify-single-word="false"/>
      <style:text-properties officeooo:rsid="006111df" officeooo:paragraph-rsid="006111df"/>
    </style:style>
    <style:style style:name="P35" style:family="paragraph" style:parent-style-name="Standard">
      <style:paragraph-properties fo:text-align="justify" style:justify-single-word="false"/>
      <style:text-properties officeooo:rsid="0064bb87" officeooo:paragraph-rsid="0064bb87"/>
    </style:style>
    <style:style style:name="P36" style:family="paragraph" style:parent-style-name="Standard">
      <style:paragraph-properties fo:text-align="justify" style:justify-single-word="false"/>
      <style:text-properties officeooo:rsid="0068171c" officeooo:paragraph-rsid="0068171c"/>
    </style:style>
    <style:style style:name="P37" style:family="paragraph" style:parent-style-name="Standard">
      <style:paragraph-properties fo:text-align="justify" style:justify-single-word="false"/>
      <style:text-properties officeooo:rsid="0069d9d0" officeooo:paragraph-rsid="0069d9d0"/>
    </style:style>
    <style:style style:name="P38" style:family="paragraph" style:parent-style-name="Standard">
      <style:paragraph-properties fo:text-align="justify" style:justify-single-word="false"/>
      <style:text-properties officeooo:rsid="006eaabe" officeooo:paragraph-rsid="006eaabe"/>
    </style:style>
    <style:style style:name="P39" style:family="paragraph" style:parent-style-name="Standard">
      <style:paragraph-properties fo:text-align="justify" style:justify-single-word="false"/>
      <style:text-properties officeooo:rsid="006ec369" officeooo:paragraph-rsid="006ec369"/>
    </style:style>
    <style:style style:name="P40" style:family="paragraph" style:parent-style-name="Standard">
      <style:paragraph-properties fo:text-align="justify" style:justify-single-word="false"/>
      <style:text-properties officeooo:rsid="00726600" officeooo:paragraph-rsid="00726600"/>
    </style:style>
    <style:style style:name="P41" style:family="paragraph" style:parent-style-name="Standard">
      <style:paragraph-properties fo:text-align="justify" style:justify-single-word="false"/>
      <style:text-properties officeooo:rsid="0076864e" officeooo:paragraph-rsid="0076864e"/>
    </style:style>
    <style:style style:name="P42" style:family="paragraph" style:parent-style-name="Standard">
      <style:paragraph-properties fo:text-align="justify" style:justify-single-word="false"/>
      <style:text-properties officeooo:rsid="007959ea" officeooo:paragraph-rsid="007959ea"/>
    </style:style>
    <style:style style:name="P43" style:family="paragraph" style:parent-style-name="Standard">
      <style:paragraph-properties fo:text-align="justify" style:justify-single-word="false"/>
      <style:text-properties officeooo:rsid="00814d7a" officeooo:paragraph-rsid="00814d7a"/>
    </style:style>
    <style:style style:name="P44" style:family="paragraph" style:parent-style-name="Standard">
      <style:paragraph-properties fo:text-align="justify" style:justify-single-word="false"/>
      <style:text-properties officeooo:rsid="0083c347" officeooo:paragraph-rsid="0083c347"/>
    </style:style>
    <style:style style:name="P45" style:family="paragraph" style:parent-style-name="Standard">
      <style:paragraph-properties fo:text-align="justify" style:justify-single-word="false"/>
      <style:text-properties officeooo:rsid="0084fe77" officeooo:paragraph-rsid="0084fe77"/>
    </style:style>
    <style:style style:name="P46" style:family="paragraph" style:parent-style-name="Standard">
      <style:paragraph-properties fo:text-align="justify" style:justify-single-word="false"/>
      <style:text-properties officeooo:rsid="0085362a" officeooo:paragraph-rsid="0085362a"/>
    </style:style>
    <style:style style:name="P47" style:family="paragraph" style:parent-style-name="Standard">
      <style:paragraph-properties fo:text-align="justify" style:justify-single-word="false"/>
      <style:text-properties officeooo:rsid="0086e6ef" officeooo:paragraph-rsid="0086e6ef"/>
    </style:style>
    <style:style style:name="P48" style:family="paragraph" style:parent-style-name="Standard">
      <style:paragraph-properties fo:text-align="justify" style:justify-single-word="false"/>
      <style:text-properties officeooo:rsid="00880c77" officeooo:paragraph-rsid="00880c77"/>
    </style:style>
    <style:style style:name="P49" style:family="paragraph" style:parent-style-name="Standard">
      <style:paragraph-properties fo:text-align="justify" style:justify-single-word="false"/>
      <style:text-properties officeooo:rsid="00880c77" officeooo:paragraph-rsid="00887be2"/>
    </style:style>
    <style:style style:name="P50" style:family="paragraph" style:parent-style-name="Standard">
      <style:paragraph-properties fo:text-align="justify" style:justify-single-word="false"/>
      <style:text-properties officeooo:rsid="008a134c" officeooo:paragraph-rsid="008a134c"/>
    </style:style>
    <style:style style:name="P51" style:family="paragraph" style:parent-style-name="Standard">
      <style:paragraph-properties fo:text-align="justify" style:justify-single-word="false"/>
      <style:text-properties officeooo:rsid="008add7a" officeooo:paragraph-rsid="008add7a"/>
    </style:style>
    <style:style style:name="P52" style:family="paragraph" style:parent-style-name="Standard">
      <style:paragraph-properties fo:text-align="justify" style:justify-single-word="false"/>
      <style:text-properties officeooo:rsid="008dced1" officeooo:paragraph-rsid="008dced1"/>
    </style:style>
    <style:style style:name="P53" style:family="paragraph" style:parent-style-name="Standard">
      <style:paragraph-properties fo:text-align="justify" style:justify-single-word="false"/>
      <style:text-properties officeooo:rsid="008e0592" officeooo:paragraph-rsid="008e0592"/>
    </style:style>
    <style:style style:name="P54" style:family="paragraph" style:parent-style-name="Standard">
      <style:paragraph-properties fo:text-align="justify" style:justify-single-word="false"/>
      <style:text-properties officeooo:rsid="008e40c5" officeooo:paragraph-rsid="008e40c5"/>
    </style:style>
    <style:style style:name="P55" style:family="paragraph" style:parent-style-name="Standard">
      <style:paragraph-properties fo:text-align="justify" style:justify-single-word="false"/>
      <style:text-properties officeooo:rsid="00903c4f" officeooo:paragraph-rsid="00903c4f"/>
    </style:style>
    <style:style style:name="P56" style:family="paragraph" style:parent-style-name="Standard">
      <style:paragraph-properties fo:text-align="justify" style:justify-single-word="false"/>
      <style:text-properties officeooo:rsid="00903fd0" officeooo:paragraph-rsid="00903fd0"/>
    </style:style>
    <style:style style:name="P57" style:family="paragraph" style:parent-style-name="Standard">
      <style:paragraph-properties fo:text-align="justify" style:justify-single-word="false"/>
      <style:text-properties officeooo:rsid="00931f34" officeooo:paragraph-rsid="00931f34"/>
    </style:style>
    <style:style style:name="P58" style:family="paragraph" style:parent-style-name="Standard">
      <style:paragraph-properties fo:text-align="justify" style:justify-single-word="false"/>
      <style:text-properties officeooo:rsid="0094ecfe" officeooo:paragraph-rsid="0094ecfe"/>
    </style:style>
    <style:style style:name="P59" style:family="paragraph" style:parent-style-name="Standard">
      <style:paragraph-properties fo:text-align="justify" style:justify-single-word="false"/>
      <style:text-properties officeooo:rsid="00968a03" officeooo:paragraph-rsid="00968a03"/>
    </style:style>
    <style:style style:name="P60" style:family="paragraph" style:parent-style-name="Standard">
      <style:paragraph-properties fo:text-align="justify" style:justify-single-word="false"/>
      <style:text-properties officeooo:rsid="00971fae" officeooo:paragraph-rsid="00971fae"/>
    </style:style>
    <style:style style:name="P61" style:family="paragraph" style:parent-style-name="Standard">
      <style:paragraph-properties fo:text-align="justify" style:justify-single-word="false"/>
      <style:text-properties officeooo:rsid="009ad0a0" officeooo:paragraph-rsid="009ad0a0"/>
    </style:style>
    <style:style style:name="P62" style:family="paragraph" style:parent-style-name="Standard">
      <style:paragraph-properties fo:text-align="justify" style:justify-single-word="false"/>
      <style:text-properties officeooo:rsid="009baeef" officeooo:paragraph-rsid="009baeef"/>
    </style:style>
    <style:style style:name="P63" style:family="paragraph" style:parent-style-name="Standard">
      <style:paragraph-properties fo:text-align="justify" style:justify-single-word="false"/>
      <style:text-properties officeooo:rsid="009be99b" officeooo:paragraph-rsid="009be99b"/>
    </style:style>
    <style:style style:name="P64" style:family="paragraph" style:parent-style-name="Standard">
      <style:paragraph-properties fo:text-align="justify" style:justify-single-word="false"/>
      <style:text-properties officeooo:rsid="00a24709" officeooo:paragraph-rsid="00a24709"/>
    </style:style>
    <style:style style:name="P65" style:family="paragraph" style:parent-style-name="Standard">
      <style:paragraph-properties fo:text-align="justify" style:justify-single-word="false"/>
      <style:text-properties officeooo:rsid="00a3719c" officeooo:paragraph-rsid="00a3719c"/>
    </style:style>
    <style:style style:name="P66" style:family="paragraph" style:parent-style-name="Standard">
      <style:paragraph-properties fo:text-align="justify" style:justify-single-word="false"/>
      <style:text-properties officeooo:rsid="00a5bdbf" officeooo:paragraph-rsid="00a5bdbf"/>
    </style:style>
    <style:style style:name="P67" style:family="paragraph" style:parent-style-name="Standard">
      <style:paragraph-properties fo:text-align="justify" style:justify-single-word="false"/>
      <style:text-properties officeooo:rsid="00ab23c2" officeooo:paragraph-rsid="00ab23c2"/>
    </style:style>
    <style:style style:name="P68" style:family="paragraph" style:parent-style-name="Standard">
      <style:paragraph-properties fo:text-align="justify" style:justify-single-word="false"/>
      <style:text-properties officeooo:rsid="00ab23c2" officeooo:paragraph-rsid="00ab23c2"/>
    </style:style>
    <style:style style:name="P69" style:family="paragraph" style:parent-style-name="Standard">
      <style:paragraph-properties fo:text-align="justify" style:justify-single-word="false"/>
      <style:text-properties officeooo:rsid="00aedc1f" officeooo:paragraph-rsid="00aedc1f"/>
    </style:style>
    <style:style style:name="P70" style:family="paragraph" style:parent-style-name="Standard">
      <style:paragraph-properties fo:text-align="justify" style:justify-single-word="false"/>
      <style:text-properties officeooo:rsid="00b2822d" officeooo:paragraph-rsid="00b2822d"/>
    </style:style>
    <style:style style:name="P71" style:family="paragraph" style:parent-style-name="Standard">
      <style:paragraph-properties fo:text-align="justify" style:justify-single-word="false"/>
      <style:text-properties officeooo:rsid="00b461c7" officeooo:paragraph-rsid="00b461c7"/>
    </style:style>
    <style:style style:name="P72" style:family="paragraph" style:parent-style-name="Standard">
      <style:paragraph-properties fo:text-align="justify" style:justify-single-word="false"/>
      <style:text-properties officeooo:rsid="00b5f6f5" officeooo:paragraph-rsid="00b5f6f5"/>
    </style:style>
    <style:style style:name="P73" style:family="paragraph" style:parent-style-name="Standard">
      <style:paragraph-properties fo:text-align="justify" style:justify-single-word="false"/>
      <style:text-properties officeooo:rsid="00b6fc0f" officeooo:paragraph-rsid="00b92cf8"/>
    </style:style>
    <style:style style:name="P74" style:family="paragraph" style:parent-style-name="Standard">
      <style:paragraph-properties fo:text-align="justify" style:justify-single-word="false"/>
      <style:text-properties officeooo:rsid="00b8499c" officeooo:paragraph-rsid="00b8499c"/>
    </style:style>
    <style:style style:name="P75" style:family="paragraph" style:parent-style-name="Standard">
      <style:paragraph-properties fo:text-align="justify" style:justify-single-word="false"/>
      <style:text-properties officeooo:rsid="00b92cf8" officeooo:paragraph-rsid="00b92cf8"/>
    </style:style>
    <style:style style:name="P76" style:family="paragraph" style:parent-style-name="Standard">
      <style:paragraph-properties fo:text-align="justify" style:justify-single-word="false"/>
      <style:text-properties officeooo:rsid="00bc2477" officeooo:paragraph-rsid="00bc2477"/>
    </style:style>
    <style:style style:name="P77" style:family="paragraph" style:parent-style-name="Standard">
      <style:paragraph-properties fo:text-align="justify" style:justify-single-word="false"/>
      <style:text-properties officeooo:rsid="00c14826" officeooo:paragraph-rsid="00c14826"/>
    </style:style>
    <style:style style:name="P78" style:family="paragraph" style:parent-style-name="Standard">
      <style:paragraph-properties fo:text-align="justify" style:justify-single-word="false"/>
      <style:text-properties officeooo:rsid="00c22937" officeooo:paragraph-rsid="00c22937"/>
    </style:style>
    <style:style style:name="P79" style:family="paragraph" style:parent-style-name="Standard">
      <style:paragraph-properties fo:text-align="justify" style:justify-single-word="false"/>
      <style:text-properties officeooo:rsid="00c6034d" officeooo:paragraph-rsid="00c6034d"/>
    </style:style>
    <style:style style:name="P80" style:family="paragraph" style:parent-style-name="Standard">
      <style:paragraph-properties fo:text-align="justify" style:justify-single-word="false"/>
      <style:text-properties officeooo:rsid="00c6e22c" officeooo:paragraph-rsid="00c6e22c"/>
    </style:style>
    <style:style style:name="P81" style:family="paragraph" style:parent-style-name="Standard">
      <style:paragraph-properties fo:text-align="justify" style:justify-single-word="false"/>
      <style:text-properties officeooo:rsid="00c8bc7a" officeooo:paragraph-rsid="00c8bc7a"/>
    </style:style>
    <style:style style:name="P82" style:family="paragraph" style:parent-style-name="Standard">
      <style:paragraph-properties fo:text-align="justify" style:justify-single-word="false"/>
      <style:text-properties officeooo:rsid="00ca7748" officeooo:paragraph-rsid="00ca7748"/>
    </style:style>
    <style:style style:name="P83" style:family="paragraph" style:parent-style-name="Standard">
      <style:paragraph-properties fo:text-align="justify" style:justify-single-word="false"/>
      <style:text-properties officeooo:rsid="00ca8664" officeooo:paragraph-rsid="00ca8664"/>
    </style:style>
    <style:style style:name="P84" style:family="paragraph" style:parent-style-name="Standard">
      <style:paragraph-properties fo:text-align="justify" style:justify-single-word="false"/>
      <style:text-properties officeooo:rsid="00ccc7e2" officeooo:paragraph-rsid="00ccc7e2"/>
    </style:style>
    <style:style style:name="P85" style:family="paragraph" style:parent-style-name="Standard">
      <style:paragraph-properties fo:text-align="justify" style:justify-single-word="false"/>
      <style:text-properties officeooo:rsid="00cd63fc" officeooo:paragraph-rsid="00cd63fc"/>
    </style:style>
    <style:style style:name="P86" style:family="paragraph" style:parent-style-name="Standard">
      <style:paragraph-properties fo:text-align="justify" style:justify-single-word="false"/>
      <style:text-properties officeooo:rsid="00cf0721" officeooo:paragraph-rsid="00cf0721"/>
    </style:style>
    <style:style style:name="P87" style:family="paragraph" style:parent-style-name="Standard">
      <style:paragraph-properties fo:text-align="justify" style:justify-single-word="false"/>
      <style:text-properties officeooo:rsid="00d4ed3d" officeooo:paragraph-rsid="00d4ed3d"/>
    </style:style>
    <style:style style:name="P88" style:family="paragraph" style:parent-style-name="Standard">
      <style:paragraph-properties fo:text-align="justify" style:justify-single-word="false"/>
      <style:text-properties officeooo:rsid="00d80abd" officeooo:paragraph-rsid="00d80abd"/>
    </style:style>
    <style:style style:name="P89" style:family="paragraph" style:parent-style-name="Standard">
      <style:paragraph-properties fo:text-align="justify" style:justify-single-word="false"/>
      <style:text-properties officeooo:rsid="00dafdf4" officeooo:paragraph-rsid="00dafdf4"/>
    </style:style>
    <style:style style:name="P90" style:family="paragraph" style:parent-style-name="Standard">
      <style:paragraph-properties fo:text-align="justify" style:justify-single-word="false"/>
      <style:text-properties officeooo:rsid="00dafdf4" officeooo:paragraph-rsid="00dc034a"/>
    </style:style>
    <style:style style:name="P91" style:family="paragraph" style:parent-style-name="Standard">
      <style:paragraph-properties fo:text-align="justify" style:justify-single-word="false"/>
      <style:text-properties officeooo:rsid="00e06750" officeooo:paragraph-rsid="00e06750"/>
    </style:style>
    <style:style style:name="P92" style:family="paragraph" style:parent-style-name="Standard">
      <style:paragraph-properties fo:text-align="justify" style:justify-single-word="false"/>
      <style:text-properties officeooo:rsid="00e1b52d" officeooo:paragraph-rsid="00e1b52d"/>
    </style:style>
    <style:style style:name="P93" style:family="paragraph" style:parent-style-name="Standard">
      <style:paragraph-properties fo:text-align="justify" style:justify-single-word="false"/>
      <style:text-properties officeooo:rsid="00e2c8bf" officeooo:paragraph-rsid="00e2c8bf"/>
    </style:style>
    <style:style style:name="P94" style:family="paragraph" style:parent-style-name="Standard">
      <style:paragraph-properties fo:text-align="justify" style:justify-single-word="false"/>
      <style:text-properties officeooo:rsid="00e4894e" officeooo:paragraph-rsid="00e4894e"/>
    </style:style>
    <style:style style:name="P95" style:family="paragraph" style:parent-style-name="Standard">
      <style:paragraph-properties fo:text-align="justify" style:justify-single-word="false"/>
      <style:text-properties officeooo:rsid="00e52fdb" officeooo:paragraph-rsid="00e52fdb"/>
    </style:style>
    <style:style style:name="P96" style:family="paragraph" style:parent-style-name="Standard">
      <style:paragraph-properties fo:text-align="justify" style:justify-single-word="false"/>
      <style:text-properties officeooo:rsid="00e648d2" officeooo:paragraph-rsid="00e648d2"/>
    </style:style>
    <style:style style:name="P97" style:family="paragraph" style:parent-style-name="Standard">
      <style:paragraph-properties fo:text-align="justify" style:justify-single-word="false"/>
      <style:text-properties officeooo:rsid="00e714da" officeooo:paragraph-rsid="00e714da"/>
    </style:style>
    <style:style style:name="P98" style:family="paragraph" style:parent-style-name="Standard">
      <style:paragraph-properties fo:text-align="justify" style:justify-single-word="false"/>
      <style:text-properties officeooo:rsid="00e782be" officeooo:paragraph-rsid="00e782be"/>
    </style:style>
    <style:style style:name="P99" style:family="paragraph" style:parent-style-name="Standard">
      <style:paragraph-properties fo:text-align="justify" style:justify-single-word="false"/>
      <style:text-properties officeooo:rsid="00e7839a" officeooo:paragraph-rsid="00e7839a"/>
    </style:style>
    <style:style style:name="P100" style:family="paragraph" style:parent-style-name="Standard">
      <style:paragraph-properties fo:text-align="justify" style:justify-single-word="false"/>
      <style:text-properties officeooo:rsid="00e9c3ff" officeooo:paragraph-rsid="00e9c3ff"/>
    </style:style>
    <style:style style:name="P101" style:family="paragraph" style:parent-style-name="Standard">
      <style:paragraph-properties fo:text-align="justify" style:justify-single-word="false"/>
      <style:text-properties officeooo:rsid="00ec17b5" officeooo:paragraph-rsid="00ec17b5"/>
    </style:style>
    <style:style style:name="P102" style:family="paragraph" style:parent-style-name="Standard">
      <style:paragraph-properties fo:text-align="justify" style:justify-single-word="false"/>
      <style:text-properties officeooo:rsid="00ed1015" officeooo:paragraph-rsid="00ed1015"/>
    </style:style>
    <style:style style:name="P103" style:family="paragraph" style:parent-style-name="Standard">
      <style:paragraph-properties fo:text-align="justify" style:justify-single-word="false"/>
      <style:text-properties officeooo:rsid="00efc9de" officeooo:paragraph-rsid="00efc9de"/>
    </style:style>
    <style:style style:name="P104" style:family="paragraph" style:parent-style-name="Standard">
      <style:paragraph-properties fo:text-align="justify" style:justify-single-word="false"/>
      <style:text-properties officeooo:rsid="00f12ac2" officeooo:paragraph-rsid="00f12ac2"/>
    </style:style>
    <style:style style:name="P105" style:family="paragraph" style:parent-style-name="Standard">
      <style:paragraph-properties fo:text-align="justify" style:justify-single-word="false"/>
      <style:text-properties officeooo:rsid="00f1a38d" officeooo:paragraph-rsid="00f1a38d"/>
    </style:style>
    <style:style style:name="P106" style:family="paragraph" style:parent-style-name="Standard">
      <style:paragraph-properties fo:text-align="justify" style:justify-single-word="false"/>
      <style:text-properties officeooo:rsid="00f255b9" officeooo:paragraph-rsid="00f255b9"/>
    </style:style>
    <style:style style:name="P107" style:family="paragraph" style:parent-style-name="Standard">
      <style:paragraph-properties fo:text-align="justify" style:justify-single-word="false"/>
      <style:text-properties officeooo:rsid="00f26464" officeooo:paragraph-rsid="00f26464"/>
    </style:style>
    <style:style style:name="P108" style:family="paragraph" style:parent-style-name="Standard">
      <style:paragraph-properties fo:text-align="justify" style:justify-single-word="false"/>
      <style:text-properties officeooo:rsid="00f73e09" officeooo:paragraph-rsid="00f73e09"/>
    </style:style>
    <style:style style:name="P109" style:family="paragraph" style:parent-style-name="Standard">
      <style:paragraph-properties fo:text-align="justify" style:justify-single-word="false"/>
      <style:text-properties officeooo:rsid="00fcc52c" officeooo:paragraph-rsid="00fcc52c"/>
    </style:style>
    <style:style style:name="P110" style:family="paragraph" style:parent-style-name="Standard">
      <style:paragraph-properties fo:text-align="justify" style:justify-single-word="false"/>
      <style:text-properties officeooo:rsid="00fd2240" officeooo:paragraph-rsid="00fd2240"/>
    </style:style>
    <style:style style:name="P111" style:family="paragraph" style:parent-style-name="Standard">
      <style:paragraph-properties fo:text-align="justify" style:justify-single-word="false"/>
      <style:text-properties officeooo:rsid="00fd8450" officeooo:paragraph-rsid="00fd8450"/>
    </style:style>
    <style:style style:name="P112" style:family="paragraph" style:parent-style-name="Standard">
      <style:paragraph-properties fo:text-align="justify" style:justify-single-word="false"/>
      <style:text-properties officeooo:rsid="00fdcace" officeooo:paragraph-rsid="00ff5625"/>
    </style:style>
    <style:style style:name="P113" style:family="paragraph" style:parent-style-name="Standard">
      <style:paragraph-properties fo:text-align="justify" style:justify-single-word="false"/>
      <style:text-properties officeooo:rsid="00ff5625" officeooo:paragraph-rsid="00ff5625"/>
    </style:style>
    <style:style style:name="P114" style:family="paragraph" style:parent-style-name="Standard">
      <style:paragraph-properties fo:text-align="justify" style:justify-single-word="false"/>
      <style:text-properties officeooo:rsid="00ffbe80" officeooo:paragraph-rsid="00ffbe80"/>
    </style:style>
    <style:style style:name="P115" style:family="paragraph" style:parent-style-name="Standard">
      <style:paragraph-properties fo:text-align="justify" style:justify-single-word="false"/>
      <style:text-properties officeooo:rsid="0100c635" officeooo:paragraph-rsid="0100c635"/>
    </style:style>
    <style:style style:name="P116" style:family="paragraph" style:parent-style-name="Standard">
      <style:paragraph-properties fo:text-align="justify" style:justify-single-word="false"/>
      <style:text-properties officeooo:rsid="01041bff" officeooo:paragraph-rsid="01041bff"/>
    </style:style>
    <style:style style:name="P117" style:family="paragraph" style:parent-style-name="Standard">
      <style:paragraph-properties fo:text-align="justify" style:justify-single-word="false"/>
      <style:text-properties officeooo:rsid="01055d70" officeooo:paragraph-rsid="01055d70"/>
    </style:style>
    <style:style style:name="P118" style:family="paragraph" style:parent-style-name="Standard">
      <style:paragraph-properties fo:text-align="justify" style:justify-single-word="false"/>
      <style:text-properties officeooo:rsid="0106a233" officeooo:paragraph-rsid="0106a233"/>
    </style:style>
    <style:style style:name="P119" style:family="paragraph" style:parent-style-name="Standard">
      <style:paragraph-properties fo:text-align="justify" style:justify-single-word="false"/>
      <style:text-properties officeooo:rsid="01070417" officeooo:paragraph-rsid="01070417"/>
    </style:style>
    <style:style style:name="P120" style:family="paragraph" style:parent-style-name="Standard">
      <style:paragraph-properties fo:text-align="justify" style:justify-single-word="false"/>
      <style:text-properties officeooo:rsid="01083b4e" officeooo:paragraph-rsid="01083b4e"/>
    </style:style>
    <style:style style:name="P121" style:family="paragraph" style:parent-style-name="Standard">
      <style:paragraph-properties fo:text-align="justify" style:justify-single-word="false"/>
      <style:text-properties officeooo:rsid="010a1e34" officeooo:paragraph-rsid="010a1e34"/>
    </style:style>
    <style:style style:name="P122" style:family="paragraph" style:parent-style-name="Standard">
      <style:paragraph-properties fo:text-align="justify" style:justify-single-word="false"/>
      <style:text-properties officeooo:rsid="010b7613" officeooo:paragraph-rsid="010b7613"/>
    </style:style>
    <style:style style:name="T1" style:family="text">
      <style:text-properties officeooo:rsid="001da64d"/>
    </style:style>
    <style:style style:name="T2" style:family="text">
      <style:text-properties officeooo:rsid="0022582b"/>
    </style:style>
    <style:style style:name="T3" style:family="text">
      <style:text-properties officeooo:rsid="002be7d7"/>
    </style:style>
    <style:style style:name="T4" style:family="text">
      <style:text-properties officeooo:rsid="002d0542"/>
    </style:style>
    <style:style style:name="T5" style:family="text">
      <style:text-properties officeooo:rsid="002fb210"/>
    </style:style>
    <style:style style:name="T6" style:family="text">
      <style:text-properties officeooo:rsid="003356cd"/>
    </style:style>
    <style:style style:name="T7" style:family="text">
      <style:text-properties officeooo:rsid="003956ca"/>
    </style:style>
    <style:style style:name="T8" style:family="text">
      <style:text-properties officeooo:rsid="003c42c9"/>
    </style:style>
    <style:style style:name="T9" style:family="text">
      <style:text-properties officeooo:rsid="004587c5"/>
    </style:style>
    <style:style style:name="T10" style:family="text">
      <style:text-properties officeooo:rsid="0048696a"/>
    </style:style>
    <style:style style:name="T11" style:family="text">
      <style:text-properties officeooo:rsid="00495a52"/>
    </style:style>
    <style:style style:name="T12" style:family="text">
      <style:text-properties officeooo:rsid="004efeb2"/>
    </style:style>
    <style:style style:name="T13" style:family="text">
      <style:text-properties officeooo:rsid="00504fb5"/>
    </style:style>
    <style:style style:name="T14" style:family="text">
      <style:text-properties officeooo:rsid="005597c7"/>
    </style:style>
    <style:style style:name="T15" style:family="text">
      <style:text-properties officeooo:rsid="005ce4f4"/>
    </style:style>
    <style:style style:name="T16" style:family="text">
      <style:text-properties officeooo:rsid="00608c11"/>
    </style:style>
    <style:style style:name="T17" style:family="text">
      <style:text-properties officeooo:rsid="00629bf2"/>
    </style:style>
    <style:style style:name="T18" style:family="text">
      <style:text-properties officeooo:rsid="00637e44"/>
    </style:style>
    <style:style style:name="T19" style:family="text">
      <style:text-properties officeooo:rsid="0066b17c"/>
    </style:style>
    <style:style style:name="T20" style:family="text">
      <style:text-properties officeooo:rsid="006b0eb4"/>
    </style:style>
    <style:style style:name="T21" style:family="text">
      <style:text-properties officeooo:rsid="006ec29d"/>
    </style:style>
    <style:style style:name="T22" style:family="text">
      <style:text-properties officeooo:rsid="006fb823"/>
    </style:style>
    <style:style style:name="T23" style:family="text">
      <style:text-properties officeooo:rsid="0073e74b"/>
    </style:style>
    <style:style style:name="T24" style:family="text">
      <style:text-properties officeooo:rsid="00752977"/>
    </style:style>
    <style:style style:name="T25" style:family="text">
      <style:text-properties officeooo:rsid="007842fb"/>
    </style:style>
    <style:style style:name="T26" style:family="text">
      <style:text-properties officeooo:rsid="007959ea"/>
    </style:style>
    <style:style style:name="T27" style:family="text">
      <style:text-properties officeooo:rsid="007cfb85"/>
    </style:style>
    <style:style style:name="T28" style:family="text">
      <style:text-properties officeooo:rsid="00830e89"/>
    </style:style>
    <style:style style:name="T29" style:family="text">
      <style:text-properties officeooo:rsid="0084f67f"/>
    </style:style>
    <style:style style:name="T30" style:family="text">
      <style:text-properties officeooo:rsid="008c39cf"/>
    </style:style>
    <style:style style:name="T31" style:family="text">
      <style:text-properties officeooo:rsid="008e0592"/>
    </style:style>
    <style:style style:name="T32" style:family="text">
      <style:text-properties officeooo:rsid="008f943c"/>
    </style:style>
    <style:style style:name="T33" style:family="text">
      <style:text-properties officeooo:rsid="008ff355"/>
    </style:style>
    <style:style style:name="T34" style:family="text">
      <style:text-properties officeooo:rsid="0094ecfe"/>
    </style:style>
    <style:style style:name="T35" style:family="text">
      <style:text-properties officeooo:rsid="00971fae"/>
    </style:style>
    <style:style style:name="T36" style:family="text">
      <style:text-properties officeooo:rsid="009906da"/>
    </style:style>
    <style:style style:name="T37" style:family="text">
      <style:text-properties officeooo:rsid="009b550c"/>
    </style:style>
    <style:style style:name="T38" style:family="text">
      <style:text-properties officeooo:rsid="009ba41b"/>
    </style:style>
    <style:style style:name="T39" style:family="text">
      <style:text-properties officeooo:rsid="009eee47"/>
    </style:style>
    <style:style style:name="T40" style:family="text">
      <style:text-properties fo:font-weight="bold" style:font-weight-asian="bold" style:font-weight-complex="bold"/>
    </style:style>
    <style:style style:name="T41" style:family="text">
      <style:text-properties officeooo:rsid="00a6b125"/>
    </style:style>
    <style:style style:name="T42" style:family="text">
      <style:text-properties officeooo:rsid="00a73546"/>
    </style:style>
    <style:style style:name="T43" style:family="text">
      <style:text-properties fo:font-style="italic" style:font-style-asian="italic" style:font-style-complex="italic"/>
    </style:style>
    <style:style style:name="T44" style:family="text">
      <style:text-properties officeooo:rsid="00a797cb"/>
    </style:style>
    <style:style style:name="T45" style:family="text">
      <style:text-properties officeooo:rsid="00a82b53"/>
    </style:style>
    <style:style style:name="T46" style:family="text">
      <style:text-properties officeooo:rsid="00b0b9e6"/>
    </style:style>
    <style:style style:name="T47" style:family="text">
      <style:text-properties officeooo:rsid="00b64e0f"/>
    </style:style>
    <style:style style:name="T48" style:family="text">
      <style:text-properties officeooo:rsid="00b92cf8"/>
    </style:style>
    <style:style style:name="T49" style:family="text">
      <style:text-properties officeooo:rsid="00ba970e"/>
    </style:style>
    <style:style style:name="T50" style:family="text">
      <style:text-properties officeooo:rsid="00bad634"/>
    </style:style>
    <style:style style:name="T51" style:family="text">
      <style:text-properties officeooo:rsid="00bcd908"/>
    </style:style>
    <style:style style:name="T52" style:family="text">
      <style:text-properties officeooo:rsid="00c52306"/>
    </style:style>
    <style:style style:name="T53" style:family="text">
      <style:text-properties officeooo:rsid="00c70f48"/>
    </style:style>
    <style:style style:name="T54" style:family="text">
      <style:text-properties officeooo:rsid="00cb439a"/>
    </style:style>
    <style:style style:name="T55" style:family="text">
      <style:text-properties officeooo:rsid="00ce498c"/>
    </style:style>
    <style:style style:name="T56" style:family="text">
      <style:text-properties officeooo:rsid="00d106e3"/>
    </style:style>
    <style:style style:name="T57" style:family="text">
      <style:text-properties officeooo:rsid="00d548d9"/>
    </style:style>
    <style:style style:name="T58" style:family="text">
      <style:text-properties officeooo:rsid="00dc034a"/>
    </style:style>
    <style:style style:name="T59" style:family="text">
      <style:text-properties officeooo:rsid="00de34ad"/>
    </style:style>
    <style:style style:name="T60" style:family="text">
      <style:text-properties officeooo:rsid="00e782be"/>
    </style:style>
    <style:style style:name="T61" style:family="text">
      <style:text-properties officeooo:rsid="00f12ac2"/>
    </style:style>
    <style:style style:name="T62" style:family="text">
      <style:text-properties officeooo:rsid="00f3c865"/>
    </style:style>
    <style:style style:name="T63" style:family="text">
      <style:text-properties officeooo:rsid="00f8cbe6"/>
    </style:style>
    <style:style style:name="T64" style:family="text">
      <style:text-properties officeooo:rsid="01028692"/>
    </style:style>
    <style:style style:name="T65" style:family="text">
      <style:text-properties officeooo:rsid="0109edfc"/>
    </style:style>
    <style:style style:name="T66" style:family="text">
      <style:text-properties officeooo:rsid="010d15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C 2420 : le référencement <text:span text:style-name="T1">naturel. </text:span></text:p>
      <text:p text:style-name="P66">Le 26/11/18. </text:p>
      <text:p text:style-name="P1"/>
      <text:p text:style-name="P2">S. Bay, conseil en CEO. </text:p>
      <text:p text:style-name="P2"/>
      <text:p text:style-name="P3">Objectifs:</text:p>
      <text:p text:style-name="P3">- usages des moteurs de recherche,</text:p>
      <text:p text:style-name="P3">- enjeux pour vos actions web,</text:p>
      <text:p text:style-name="P3">- le référencement naturel présente-t-il une opportunité ?</text:p>
      <text:p text:style-name="P3">- le référencement naturel présente-t-il un risque ?</text:p>
      <text:p text:style-name="P3"/>
      <text:p text:style-name="P4"><text:span text:style-name="T40">Search engine optimazation </text:span>: un <text:span text:style-name="T41">acronyme</text:span> très courant pour désigner le référencement naturel.</text:p>
      <text:p text:style-name="P4"/>
      <text:p text:style-name="P4"><text:span text:style-name="T40">Référencement naturel/organique</text:span> : en opposition à la publicité, <text:span text:style-name="T41">référencement créer par les robots de recherche internet/ </text:span></text:p>
      <text:p text:style-name="P4"><text:span text:style-name="T40">Référencement gratuit </text:span>: en opposition avec le référencement dit payant pour la publicité. <text:span text:style-name="T42">c’est un synonyme de référencement naturel/organique.</text:span></text:p>
      <text:p text:style-name="P4"/>
      <text:p text:style-name="P5">Qu’est-ce que le référencement ? « Ensemble de techniques visant à favoriser la compréhension de la thématique, du contenu d’une ou des pages d’un site Web par les moteurs de recherche » <text:span text:style-name="T2">(définition wikipedia). </text:span></text:p>
      <text:p text:style-name="P5"/>
      <text:p text:style-name="P6">« Si on ne peut pas vous chercher, on ne vous trouvera pas. », Jeff JARVIS,<text:span text:style-name="T43"> La méthode Google</text:span>, Pocket, 2011. <text:s/><text:span text:style-name="T44">Un site internet en ligne mais qui ne laisse apparaître aucune méta-donnée ne pourra pas être référencé car les robots de recherches ne trouveront rien à utiliser (à savoir les métadonnées). </text:span></text:p>
      <text:p text:style-name="P6"/>
      <text:p text:style-name="P7">3 rôles du référencement/référen<text:span text:style-name="T3">c</text:span>eur/<text:span text:style-name="T4">CEO</text:span> : </text:p>
      <text:p text:style-name="P7">- être trouvé par les personnes qui vous connaissent (marque),</text:p>
      <text:p text:style-name="P7">- être trouvé par les personnes qui vous cherchent (hors-marques),</text:p>
      <text:p text:style-name="P7">- être trouvé par les personnes par lesquelles vous voulez être connu (hors-marques).</text:p>
      <text:p text:style-name="P7"/>
      <text:p text:style-name="P8">3 piliers du <text:span text:style-name="T5">C</text:span>EO :</text:p>
      <text:p text:style-name="P8">- technique : structurer et concevoir un site internet pour que les robots le comprennent,</text:p>
      <text:p text:style-name="P8">- contenu : apporter des éléments de réponse dans sa thématique pour être une référence,</text:p>
      <text:p text:style-name="P8">- popularité : favoriser les liens entrants vers son site en s’assurant des citations.</text:p>
      <text:p text:style-name="P8"/>
      <text:p text:style-name="P9">A priori, plus on cite une personne, plus elle est sérieuse (idem pour les sites et leur popularité). </text:p>
      <text:p text:style-name="P9"/>
      <text:p text:style-name="P9">Google a les plus grosses part de marché dans le monde mais il ne faut pas oublier que Baidu par exemple est le premier moteur chinois car Google est interdit en Chine. En Russie c’est Yandex (idem pour les pays de l’ancien bloc soviétique). <text:span text:style-name="T45">En bref, en fonction de son client, le moteur de recherche à favoriser pour le référencement n’est pas le même. </text:span></text:p>
      <text:p text:style-name="P9">En France, Google compte 91 % des référencements, Bing 5 %, Yahoo 2 %, Qwant 0,55 %, Ecosia. <text:span text:style-name="T6">Google est très présents car il propose énormément de services différents. Open Street Map. La facilité d’accès aux services est souvent plus importante que la donnée en elle-même. c’ets pour cela que Google a une telle popularité. </text:span></text:p>
      <text:p text:style-name="P10"><text:soft-page-break/></text:p>
      <text:p text:style-name="P11">55 % de résultat naturel dans les résultats des moteurs de recherches, 52 % par les requêtes mobiles.</text:p>
      <text:p text:style-name="P11"/>
      <text:p text:style-name="P12"><text:s/>« <text:span text:style-name="T7">The Mobile Moment » en 2017, moment où le nombre de requêtes faite par les mobiles a dépassé le nombre de requêtes traditionnelles par ordinateur (« requête desktop »). </text:span></text:p>
      <text:p text:style-name="P11"/>
      <text:p text:style-name="P13">RGPD : les services de recherche pour fonctionner doivent collecter des données personnelles <text:span text:style-name="T8">mais le RGPD veut protéger ce qui sera fait des données. Maintenant il faut accepter explicitement que l’on va donner les données et on peut demander à n’importe quel moment que ce qu’on a accepté soit stoppé. </text:span></text:p>
      <text:p text:style-name="P14">Les moteurs de recherche sont des moteurs de réponses et pas de vérité. </text:p>
      <text:p text:style-name="P15">Quand on créer un site, on peut créer des micro-données qui donnent des informations structurées qui sont plus facilement référencé mais toutes les données ne sont pas vrais et cela peut induire des erreurs. </text:p>
      <text:p text:style-name="P15"/>
      <text:p text:style-name="P16">La notion de concurrence sur les biens de consommation est très forte, autrement dit, si on tape une recherche sur un bien de consommation on trouvera d’abord des liens pour faire des achats sur le bien de consommation et on aura plus de mal à trouver la définition encyclopédique de l’objet. </text:p>
      <text:p text:style-name="P16"/>
      <text:p text:style-name="P17">Les objectifs des sites définissent leur méthode de référencement : <text:span text:style-name="T9">si le site veut vendre, il va donner des informations de vente aux moteurs de recherche dans le but que les utilisateurs achètent sans forcement qu’ils achètent sur le site. Si le site veut être visité, le mode de référencement sera différent. </text:span></text:p>
      <text:p text:style-name="P17"/>
      <text:p text:style-name="P18">Featured snippets &amp; People Also Ask : toutes les informations annexes, ce sont les résultats enrichis sur une requête : faire apparaître les pages principales des sites, <text:span text:style-name="T10">les informations recherchées par d’autres utilisateurs. </text:span></text:p>
      <text:p text:style-name="P18"/>
      <text:p text:style-name="P19">Il n’y a pas de meilleur moteur de recherche, ils font tous la même chose mais ce sont les a-côtés qui peuvent varier : la protection des données, l’expérience que l’on veut obtenir (ex : Google est plus performant sur des recherches fines). <text:span text:style-name="T11">Les services des moteurs de recherche sont différents selon l’expérience qu’ils veulent donner à l’utilisateur. </text:span></text:p>
      <text:p text:style-name="P19"/>
      <text:p text:style-name="P20">« Si on ne paye pas, c’est que le produit c’est nous. »</text:p>
      <text:p text:style-name="P20"/>
      <text:p text:style-name="P21">Quant → quant kid pour les enfants est très bien fait ! Et il est utilisé par défaut dans les écoles. </text:p>
      <text:p text:style-name="P21"/>
      <text:p text:style-name="P22">Quelles sont les intentions de Google ? </text:p>
      <text:p text:style-name="P22"><text:span text:style-name="T12">→ </text:span>D’abord, gagner de l’argent, Google est une entreprise à but lucratif ! La majorité des revenus de Google vient de la publicité. </text:p>
      <text:p text:style-name="P23"><text:span text:style-name="T12">→ </text:span>En développant des services pour les utilisateurs, et des projets annexes (Google cultural Institute), Google affirme sa position de leader, gagne des parts de marché et se montre comme une régie publicitaire inévitable. </text:p>
      <text:p text:style-name="P23"/>
      <text:p text:style-name="P24">L’usage des données des utilisateurs. </text:p>
      <text:p text:style-name="P24">Les données pour lesquelles vous donner votre consentement sont utilisées pour les services en ligne :</text:p>
      <text:p text:style-name="P25">→ la publicité, </text:p>
      <text:p text:style-name="P25">→ l’orientation des réponses fournies par les services. </text:p>
      <text:p text:style-name="P25"/>
      <text:p text:style-name="P25">« <text:span text:style-name="T13">Don’t be evil » de Google. Google affirme, comme politique de l’entreprise, que personne ne veut faire un usage commerciale pure des données personnelles. </text:span></text:p>
      <text:p text:style-name="P25"><text:soft-page-break/></text:p>
      <text:p text:style-name="P26">Le référencement naturel sur le patrimoine. <text:span text:style-name="T14">La balise &lt;alt&gt; pour les images est directement lue par les robots des moteurs de recherche. Le référencement naturel est d’aider à bien faire les sites : par exemple faire en sorte que les informations essentiels (numéro de tél, adresse mail etc) soient présente et faire en sorte que les sites soient de meilleur qualité.</text:span></text:p>
      <text:p text:style-name="P27">ON peut faire une porte géniale mais si elle n’a pas de poignée, elle est inutilisable (c’est la même chose pour les sites : ils peuvent être magnifique mais si on n’a pas accès à un minimum d’informations de bases bah on est foutu). </text:p>
      <text:p text:style-name="P27"/>
      <text:p text:style-name="P28">Schema.org : librairie de balises pour les données structurées. </text:p>
      <text:p text:style-name="P28"/>
      <text:p text:style-name="P29">Google My Business est destiné aux entreprises et organisations pour faciliter la mise à disposition des informations pratiques. </text:p>
      <text:p text:style-name="P30">L’aspect accessibilité par rapport au site est très important. </text:p>
      <text:p text:style-name="P30"/>
      <text:p text:style-name="P31">Anatomie des résultats des recherches. </text:p>
      <text:p text:style-name="P32">Les moteurs de recherche doivent donner le résultat le plus satisfaisant (pas le meilleur). <text:span text:style-name="T15">Importance du contexte de la recherche (actualité, géolocalisation etc). Les résultats sont classés par pertinence selon un algorithme. </text:span></text:p>
      <text:p text:style-name="P33">La saiso<text:span text:style-name="T16">n</text:span>nalité des résultats (cf l’exemple Brevet pour l’industrie sauf en juin : brevet des collèges).</text:p>
      <text:p text:style-name="P34"/>
      <text:p text:style-name="P34">La diversification des services des moteurs de recherche à <text:span text:style-name="T17">ses internautes, les sources de trafuc via le référencement naturel sont multipliées</text:span> : google scholar, books, images, maps, ngram viewer. </text:p>
      <text:p text:style-name="P34"><text:line-break/><text:span text:style-name="T18">Google scholar est pensé pour chercher de la pertinence scientifique : on recherche des informations, les citations, les publications etc. </text:span></text:p>
      <text:p text:style-name="P34"/>
      <text:p text:style-name="P35">L’intention de recherche. </text:p>
      <text:p text:style-name="P35">Le moteur de recherche veut comprendre l’intention de la recherche afin d’y répondre de façon satisfaisante : une définition, un itinéraire, des horaires, un numéro de téléphone, les actualités, une recherche documentaire. </text:p>
      <text:p text:style-name="P35">Les moteurs de recherche cherchent à comprendre les phrases. <text:span text:style-name="T19">Google est un des pionniers dans les études sur le langage naturel (comprendre les phrases, identifier les coquilles de frappes dans la recherche etc). </text:span></text:p>
      <text:p text:style-name="P36">Derrière les mots clef il y a une intention de recherche qui change selon la personne. Un mot-clef correspond à une page web spécifique.</text:p>
      <text:p text:style-name="P36"/>
      <text:p text:style-name="P37">La recherche vocale est très fonctionnel mais elle doit toujours être connecté à internet pour fonctionner et souvent la connexion internet est meilleur depuis un ordinateur. <text:span text:style-name="T20">La recherche vocale augmente pour les adolescents principalement, la notion pratique l’emporte. L’usage de la recherche vocale est plus utilisée dans les salles de bains. </text:span></text:p>
      <text:p text:style-name="P38">L’usage des moteurs de recherche est très lié à notre culture, on ne cherche pas de la même façon en France et au Canada. <text:span text:style-name="T21">L’usage du référencement est culturel et il faut avoir conscience de ces biais. </text:span></text:p>
      <text:p text:style-name="P38"/>
      <text:p text:style-name="P39">Le mobile au centre des problématiques. </text:p>
      <text:p text:style-name="P39">Google a annoncé que la pertinence des sites serait faite pour les mobiles prioritairement maintenant <text:span text:style-name="T22">et plus par rapport aux ordinateurs. Avoir un site mobile n’est plus une option sous peine de voir sa visibilité totalement réduite dans les résultats de recherche ! Mobile first !</text:span></text:p>
      <text:p text:style-name="P39"/>
      <text:p text:style-name="P40">Cf les test d’optimisation d’unsite mobile : <text:a xlink:type="simple" xlink:href="https://search.google.com/test/mobile-friendly?hl=fr" text:style-name="Internet_20_link" text:visited-style-name="Visited_20_Internet_20_Link"><text:span text:style-name="T23">https://</text:span></text:a><text:a xlink:type="simple" xlink:href="https://search.google.com/test/mobile-friendly?hl=fr" text:style-name="Internet_20_link" text:visited-style-name="Visited_20_Internet_20_Link">search.google.com/test/mobile-friendly?hl=fr</text:a> et <text:a xlink:type="simple" xlink:href="https://support.google.com/partners/answer/7336519?hl=fr" text:style-name="Internet_20_link" text:visited-style-name="Visited_20_Internet_20_Link"><text:span text:style-name="T23">https://</text:span></text:a><text:a xlink:type="simple" xlink:href="https://support.google.com/partners/answer/7336519?hl=fr" text:style-name="Internet_20_link" text:visited-style-name="Visited_20_Internet_20_Link">support.google.com/partners/answer/7336519?hl=fr</text:a> . </text:p>
      <text:p text:style-name="P40"/>
      <text:p text:style-name="P40"><text:soft-page-break/>« <text:span text:style-name="T24">illettrisme numérique » pour certains publics. </text:span></text:p>
      <text:p text:style-name="P40"/>
      <text:p text:style-name="P41">Il y a des corps de métiers qui utilise prioritairement certains moteurs de recherche, cela relève de l’étude de marché. Cf le q<text:span text:style-name="T26">w</text:span>ant pour les écoles <text:span text:style-name="T25">et donc pour cibler un public jeune. </text:span></text:p>
      <text:p text:style-name="P41"/>
      <text:p text:style-name="P42">DuckDuckGo et Qwant sont les seuls moteurs de recherche à ne pas suivre les utilisateurs. DuckDuckGo récupère les données d’autres moteurs de recherche, <text:span text:style-name="T27">c’est un méta-moteur. Au départ, Qwant était aussi un méta-moteur qui récupérait les résultats de Bing. Ce n’est pas les résultats qui compte mais leur ordre d’affichage qui distingue les moteurs de recherche. </text:span></text:p>
      <text:p text:style-name="P42"/>
      <text:p text:style-name="P43">Fonctionnement d’un moteur de recherche. </text:p>
      <text:p text:style-name="P43">Crawl (parcourir le web, indexer un contenu pertinent, = robot moissonneur), rendering (rendre le CSS, exécuter le Javascript), analyse (pertinence du contenu, popularité, filtres), classement (trouver les meilleurs réponses à une requête). </text:p>
      <text:p text:style-name="P43">Les robots ne lisent pas les images et les vidéos, il faut des balises alt pour que les robots puissent utiliser les données et les indexer. <text:span text:style-name="T28">Travail effectué en continu de manière itérative, c’est pour cela que les classements changent et évoluent sans cesse. </text:span></text:p>
      <text:p text:style-name="P43"/>
      <text:p text:style-name="P44">Google search console pour évaluer l’indexation d’un site. <text:span text:style-name="T29">L’unicité du contenu est un critère de classement. </text:span></text:p>
      <text:p text:style-name="P45">Site:nom_domaine.com pour voir quelles sont les pages mises en valeur par le référencement. </text:p>
      <text:p text:style-name="P45"/>
      <text:p text:style-name="P46">L’intention de recherche. </text:p>
      <text:p text:style-name="P47">Le référencement naturel et la concurrence. </text:p>
      <text:p text:style-name="P49">Les mots clef de recherche à suivre et travailler correspondent aux : </text:p>
      <text:p text:style-name="P49">- impératifs de la société/structure/institution, </text:p>
      <text:p text:style-name="P48">-nom des services, personnes, personnalités marquantes, </text:p>
      <text:p text:style-name="P48">- réponses aux besoins de son public.</text:p>
      <text:p text:style-name="P48"/>
      <text:p text:style-name="P48">1 mot-clef = 1 URL = 1 page de contenu. </text:p>
      <text:p text:style-name="P48"/>
      <text:p text:style-name="P50"><text:a xlink:type="simple" xlink:href="https://answerthepublic.com/" text:style-name="Internet_20_link" text:visited-style-name="Visited_20_Internet_20_Link">https://answerthepublic.com</text:a> → affiche les requêtes liées par questions. </text:p>
      <text:p text:style-name="P50"/>
      <text:p text:style-name="P51">La théorie de la longue traine <text:span text:style-name="T30">appliquée au SEO. Les mots clefs les plus courts sont les plus concurrentiels car il donne le plus large spectre de recherche. </text:span></text:p>
      <text:p text:style-name="P52">Plus <text:span text:style-name="T31">vous êtes présents sur les mots-clés plus longs en élargissant vos champs sémantiques, plus vous devenez pertinents et pourrez vous positionnez sur les mots-clefs. Alors qu’on pensait que les mots-clefs long étaient moins pertinents mais comme les mots-clefs sont longs, ils sont plus précis et donc on est plus apte à cliquer et à obtenir un contenu pertinent. </text:span></text:p>
      <text:p text:style-name="P52"/>
      <text:p text:style-name="P53">Référencement naturel sur le plan juridique. </text:p>
      <text:p text:style-name="P55">Même sur Internet, on n’est pas au-dessus des lois. </text:p>
      <text:p text:style-name="P54">Le référencement naturel est soumis aux problématiques de concurrence. </text:p>
      <text:p text:style-name="P54">Les moteurs de recherche mettent à disposition des consignes et des règles pour guider les créateurs de site, mais ils ne dictent pas les lois. </text:p>
      <text:p text:style-name="P54">Les actions réalisé<text:span text:style-name="T33">e</text:span>s en ligne do<text:span text:style-name="T32">i</text:span>vent être en cohésion avec les lois du pays pour lequel il est destiné. </text:p>
      <text:p text:style-name="P54"/>
      <text:p text:style-name="P56">Droit au déréférencement et à l’oubli : cnil/le-droit-au-dereferencement.</text:p>
      <text:p text:style-name="P56">Bandeau d’acceptation de cookie obligatoire : cnil exemple de bandeau cookie.</text:p>
      <text:p text:style-name="P56">Mention obligatoire sur un site internet : <text:a xlink:type="simple" xlink:href="https://www.service-public.fr/professionnles-entreprises/vosdroits/F31228" text:style-name="Internet_20_link" text:visited-style-name="Visited_20_Internet_20_Link">https://www.service-public.fr/professionnles-entreprises/vosdroits/F31228</text:a> . </text:p>
      <text:p text:style-name="P56"><text:soft-page-break/></text:p>
      <text:p text:style-name="P57">Le RGPD a introduit la notion de consentement à l’utilisation des données. <text:span text:style-name="T34">La conformité de la données est maintenant importante dans le RGPD, il faut justifier ces choix de collecte de données. </text:span></text:p>
      <text:p text:style-name="P58">DPO= délégué de Protection des données déclaré à la CNIL. </text:p>
      <text:p text:style-name="P58"/>
      <text:p text:style-name="P59">Pratique anti-concurrentielle : chercher à se positionner sur les requêtes liées à la marque d’un concurrent, ne pas trop imiter les pratiques d’une marque concurrente, porter atteinte à un tiers, dénigrement commerciale (les faux-avis), <text:span text:style-name="T35">parasitisme économique, concurrence déloyale. </text:span></text:p>
      <text:p text:style-name="P60">Il est admis que le client est responsable, mal<text:span text:style-name="T36">g</text:span>ré le qu’il ait pu faire appel à un prestataire externe pour son référencement. </text:p>
      <text:p text:style-name="P60"/>
      <text:p text:style-name="P61">Sur le web, on s’expose aux contrefaçons, au plagiat etc. <text:span text:style-name="T37">L</text:span>es règles du droit de la propriété intellectuelle et industrielle <text:span text:style-name="T38">s’appliquent</text:span> sur le web. Google pénalise les sites qui en copie d’autres en dégradant leurs positionnements dans les résultats de recherche.</text:p>
      <text:p text:style-name="P61"/>
      <text:p text:style-name="P62">Réputation, communication. </text:p>
      <text:p text:style-name="P63">Quand un nom commun devient une entité nommée : cf les Gilets jaunes. <text:span text:style-name="T39">Influence sur la réputation en ligne pour les pages de personnalité. Avoir une photo qu’on apprécie et la laisser libre de droit comme ça quelque soit le contexte, elle sera utilisé et ne posera pas de problème à notre image/réputation. </text:span></text:p>
      <text:p text:style-name="P63"/>
      <text:p text:style-name="P64">Il faut avoir conscience que les résultats des recherches sont limités en caractères : 70 pour le titres, 150 pour la description. </text:p>
      <text:p text:style-name="P64"/>
      <text:p text:style-name="P65">Tout ce qui est mis en ligne est accessible, sauf si non contraint techniquement l’accès. </text:p>
      <text:p text:style-name="P65">Il faut être attentif à la cybersécurité pour ne pas mettre publiquement à disposition des données sensibles. </text:p>
      <text:p text:style-name="P65"/>
      <text:p text:style-name="P67">Le 03/12/18.</text:p>
      <text:p text:style-name="P67"/>
      <text:p text:style-name="P69">Comprendre les grands axes de l’optimisation pour les moteurs de recherche :</text:p>
      <text:p text:style-name="P69">- structure,</text:p>
      <text:p text:style-name="P69">-contenu, </text:p>
      <text:p text:style-name="P69">-popularité.</text:p>
      <text:p text:style-name="P69"/>
      <text:p text:style-name="P69">Avoir une vision globale du référencement et de son fonctionnement. </text:p>
      <text:p text:style-name="P69"/>
      <text:p text:style-name="P69">Le but est d’être visible sur les moteurs de recherche et sur les contenus qui nous intéresse pour notre entreprise. <text:span text:style-name="T46">Cf documentation consigne webmaster sur Google. Pour afficher les bons résultats, au bon moment, au bon endroit, Google nous aide avec des guidelines. </text:span></text:p>
      <text:p text:style-name="P69"/>
      <text:p text:style-name="P70">Phase 1 du référencement : chercher les potentiels freins pour rendre les pages encore plus visible sur internet. </text:p>
      <text:p text:style-name="P71">Il faut identifier ce que recherchent les internautes sur Google, définir une stratégie de contenus pour répondre aux requêtes, évaluer la performance des éléments déployer, puis recommencer. </text:p>
      <text:p text:style-name="P72">Il faut aussi penser à comment l’utilisateur va chercher dans Google (les mots clefs).</text:p>
      <text:p text:style-name="P72"><text:tab/>Ex : séjour/voyage <text:span text:style-name="T47">(voyage c’est de l’ordre de <text:s/>l’idée alors que le séjour est un projet concret)</text:span> ou Clio IV vs Clio 4. </text:p>
      <text:p text:style-name="P72"/>
      <text:p text:style-name="P73">Le spam de Google. </text:p>
      <text:p text:style-name="P73"><text:span text:style-name="T48">C</text:span>’est le contenu de mauvaise qualité créé dans le seul but d’attirer des internautes depuis le moteur de recherche. </text:p>
      <text:p text:style-name="P74"><text:soft-page-break/>0,2 % c’est la part des émissions des gaz à effet de serre qui représente le traitement du spam en général (mail, web…). </text:p>
      <text:p text:style-name="P74"/>
      <text:p text:style-name="P75">Connaitre les mot-clefs, les objectifs du projet dans le cadre d’une meilleur visibilité : </text:p>
      <text:p text:style-name="P75">-type de produit/service, </text:p>
      <text:p text:style-name="P75">-localisation, </text:p>
      <text:p text:style-name="P75">-marque / hors-marques (gilets jaunes),</text:p>
      <text:p text:style-name="P75">-concurrence : présence SEO, présence SEA <text:span text:style-name="T49">→ avoir conscience de la concurrence sur les pages : les résultats organiques représente 10 résultats sur l’ensemble de la première page et donc cela aggrave la concurrence. </text:span></text:p>
      <text:p text:style-name="P75">-short tail/middle tail/long tail : <text:span text:style-name="T50">longueur des mots-clefs. </text:span></text:p>
      <text:p text:style-name="P75"/>
      <text:p text:style-name="P76">Il faut aussi capitaliser sur l’existant : quels sont les pages déjà performantes sur mon site, quelles pages ne remplissent pas leurs objectifs, comment les optimiser ?, quelles sont les requêtes que je ne couvre pas encore ? <text:span text:style-name="T51">Cf SEMRush, la google search console. </text:span></text:p>
      <text:p text:style-name="P76"/>
      <text:p text:style-name="P77">Bien structurer un site et ses méta-données permet aux robots de bien comprendre le site et de bien le référencer. </text:p>
      <text:p text:style-name="P77"/>
      <text:p text:style-name="P78">Site:nom_domaine permet de connaître les résultats de recherche pour un nom de domaine spécifique. <text:span text:style-name="T52">Modifier les méta-descriptions qui doivent être optimisées au maximum pour bien apparaître et susciter le clic, idem pour le title (70 caractères max sinon il est tronqué). </text:span></text:p>
      <text:p text:style-name="P79">Les méta-descriptions n’ont pas d’impact sur le positionnement, elles doivent juste inviter l’utilisateur à cliquer. Il faut essayer de se limiter à 150 caractères. </text:p>
      <text:p text:style-name="P79"/>
      <text:p text:style-name="P80">Volume de recherche et objectifs : <text:span text:style-name="T53">indice de recherche.</text:span></text:p>
      <text:p text:style-name="P80"/>
      <text:p text:style-name="P81">Données structurées permettent de donner très rapidement à Google des informations spécifiques. </text:p>
      <text:p text:style-name="P82">La structure de la page est essentiels : h1 en HTML doit donner le titre et pas le sous-titre d’une des pages du site. </text:p>
      <text:p text:style-name="P82"/>
      <text:p text:style-name="P83">Une page : un contenu unique et une URL unique. Deux pages peuvent se ressembler mais chaque page doit être spécifiée. <text:span text:style-name="T54">Chaque page répond à une intention de recherche avec un objectif de positionnement. </text:span></text:p>
      <text:p text:style-name="P83"/>
      <text:p text:style-name="P84">Duplication de contenu : quand des pages sont très fortement similaire, (title, méta description, et contenu de page) il faut les identifier pour déterminer si elle un intérêt à être dans Google. </text:p>
      <text:p text:style-name="P85">Utiliser l’URL canonique, dans le code de la page et qui permet de faire le lien vers le contenu que l’on veut voir dans Google. <text:span text:style-name="T55">On utilise cette rustine pour éviter les URL multiples. </text:span></text:p>
      <text:p text:style-name="P85"/>
      <text:p text:style-name="P86">Les images peuvent être une forte source de trafic sur un site. Il faut donc donner un nom au fichier qui contient des mots-clefs plutôt qu’une suite arbitraire de caractère. Et il faut utiliser l’attribut alt pour décrire l’image (obligatoire en W3C). <text:span text:style-name="T56">Optimiser l’image : favoriser le jpeg pour les photos, le gif et png pour les dessins. </text:span></text:p>
      <text:p text:style-name="P86"/>
      <text:p text:style-name="P87">Google ne lit que le texte : pas les images, les vidéos, les scripts. <text:span text:style-name="T57">Deux conséquences : prévoyer un texte unique sur chacune de vos pages et méfiez-vous de ce que Google voit de votre page. </text:span></text:p>
      <text:p text:style-name="P87"/>
      <text:p text:style-name="P88">Rédiger pour le web : quelques bonnes pratiques. </text:p>
      <text:p text:style-name="P88">Structurer le contenu avec des intertitre clairs et explicit, produire un contenu unique, mettre en gras les informations importantes, légender les illustration, rédiger comme si l’internaute découvrait votre site. </text:p>
      <text:p text:style-name="P89"><text:soft-page-break/>Outil d’aide à la rédaction :</text:p>
      <text:p text:style-name="P90"><text:span text:style-name="T58">- </text:span>détection de plagiat killduplicate.com, copyscape.com,</text:p>
      <text:p text:style-name="P90"><text:span text:style-name="T58">- </text:span>relecture et orthographe : antidote.info prolexis,</text:p>
      <text:p text:style-name="P90"><text:span text:style-name="T58">-</text:span>analyse de mots-clefs : yourtext.guru. <text:span text:style-name="T59">Il fait une analyse comparative pour des requêtes. </text:span></text:p>
      <text:p text:style-name="P90"/>
      <text:p text:style-name="P90"/>
      <text:p text:style-name="P91">Le maillage interne : faire du lien interne entre les pages d’un même site (penser à utiliser le cross selling et aussi googlebot : <text:s/>cross linking). </text:p>
      <text:p text:style-name="P91"/>
      <text:p text:style-name="P92">Les robots ont un budget de temps à accorder à chaque site, cf PageSpeed Insights, le temps de chargement des pages (notamment la taille des photos, des vidéos etc). </text:p>
      <text:p text:style-name="P92"/>
      <text:p text:style-name="P93">Les sites à l’internationales : traduire les contenus, il faut penser qu’il y a un moteur de recherche par pays, Google France et Google Canada ne sont pas les même et il faut faire des traductions littéraires et pas littéral.</text:p>
      <text:p text:style-name="P94">On peut mettre un hreflang=français pour indiquer clairement sur quels moteurs de recherche on peut plus facilement trouver le site. </text:p>
      <text:p text:style-name="P94"/>
      <text:p text:style-name="P95">Http → https, la migration est souvent un risque de duplication du contenu. </text:p>
      <text:p text:style-name="P96">Les sites qui ne sont pas en https sont signaler lors de la première connexion comme de potentiel site dangereux par les moteurs de recherche. Et ce message peut faire peur au visiteur. </text:p>
      <text:p text:style-name="P96"/>
      <text:p text:style-name="P97">Les bonnes pratiques : &lt;head&gt; title, méta description, données structurées. </text:p>
      <text:p text:style-name="P97">&lt;body&gt; <text:span text:style-name="T60">balise sémantique, contenu unique, images. </text:span></text:p>
      <text:p text:style-name="P98">Url unique pour chaque contenu, contenu de qualité, dans une seule langue, lien entre les pages, site rapide, compatible mobile et technologie SEO. </text:p>
      <text:p text:style-name="P98"/>
      <text:p text:style-name="P99">Outils supplémentaires :</text:p>
      <text:p text:style-name="P99"/>
      <text:p text:style-name="P99">sitemap.xml : <text:s/>c’est le plan du site web, permet de communiquer ses pages aux robots, mais ce n’est pas une liste blanche exclusive pour les moteurs de recherche. </text:p>
      <text:p text:style-name="P99"/>
      <text:p text:style-name="P99">Robots.txt : donne des consignes aux robots pour visiter le site. </text:p>
      <text:p text:style-name="P99"/>
      <text:p text:style-name="P100">Mesure du trafic entrant. </text:p>
      <text:p text:style-name="P100"/>
      <text:p text:style-name="P101">On peut tracker les actions des internautes et <text:s/>mettre une balise qui permet de récupérer des données globales ou des données d’évènements : compter le nombre de gens qui ont cliqué sur s’incrire. </text:p>
      <text:p text:style-name="P101"/>
      <text:p text:style-name="P102">Référencement et réputation. </text:p>
      <text:p text:style-name="P103">Google ne contrôle pas les informations, le moteur de recherche agrège et classe les résultats pour vous apporter les réponses les plus satisfaisantes <text:span text:style-name="T61">donc si on fait des recherches répréhensibles c’est notre responsabilité. </text:span></text:p>
      <text:p text:style-name="P104">On ne veut pas que toutes nos informations soient présentes sur google, on peut supprimer des informations sur Google.</text:p>
      <text:p text:style-name="P104"/>
      <text:p text:style-name="P105">Il faut faire de la veille avec Google Alert pour recevoir régulièrement un rapport qui affiche les fois où les gens parle de moi sur internet. </text:p>
      <text:p text:style-name="P105"/>
      <text:p text:style-name="P106">Le référencement naturel, même sans volonté d’acquisition de trafic, est une compétence fondamentale dès lors qu’on utilise internet et ça permet de s’assurer de ce qu’on fait (d’éviter des erreurs de publications de contenus confidentiel par exemple etc). </text:p>
      <text:p text:style-name="P107"><text:soft-page-break/>Le netlinking et le Linkbuilding. </text:p>
      <text:p text:style-name="P107">C’est le fait de recevoir des liens depuis un site internet externe. Plus on reçoit de lien, plus on est pertinent (des gens parlent de nous) et on devient une référence. Un lien apporte de la popularité. <text:span text:style-name="T62">Des liens peuvent ainsi être des références. Selon le type de lien entrant, on parler d’acquisition de popularité. </text:span></text:p>
      <text:p text:style-name="P107"/>
      <text:p text:style-name="P108">Cibler les mots-clefs : faire un lien à partir d’un mot-clef (une marque, un thème etc). <text:span text:style-name="T63">Question de priorité : plus un mot clef est court et courant, plus il est rechercher donc il est difficile de remonter sur des mots courts. </text:span></text:p>
      <text:p text:style-name="P108"/>
      <text:p text:style-name="P109">S’assurer de recevoir des liens qui ne sont pas pénalisant : regarder le site qui donne le lien, popularité, sérieux, domaines etc. </text:p>
      <text:p text:style-name="P109"/>
      <text:p text:style-name="P110">Semrush, Majestic SEO, Ahrefs pour vérifier les liens entrants.</text:p>
      <text:p text:style-name="P110"/>
      <text:p text:style-name="P111">Redirection des liens : 301 définitive, 302 temporaire. </text:p>
      <text:p text:style-name="P112">&lt;a href= « nom_du_lien » rel= « nofollow »&gt;Mon super site&lt;/a&gt;</text:p>
      <text:p text:style-name="P112"/>
      <text:p text:style-name="P113">Comment faire un lien sans spammer ?? </text:p>
      <text:p text:style-name="P114">Mettre en place de petites actions quotidienne pour recevoir des liens : sensibiliser les équipes internes sur l’importance des liens entrants et la possibilité d’en acquérir. </text:p>
      <text:p text:style-name="P115">Installer l’outil anti-plagiat(tynt) qui donne directement le lien vers le site qu’on a copier. </text:p>
      <text:p text:style-name="P115">Surveiller les pertes de liens et faire des redirections. </text:p>
      <text:p text:style-name="P115">Veille sur la marque afin de demander des liens auprès des sites qui ont eux-même cité la marque. <text:span text:style-name="T64">Ne pas passer dans la systématisation des liens (c’est du lien factice). </text:span></text:p>
      <text:p text:style-name="P115"/>
      <text:p text:style-name="P116">Saisir un évènement : créer un contenu original en fonction d’un évènement existant et faire des partenariats pour obtenir des liens. </text:p>
      <text:p text:style-name="P116"/>
      <text:p text:style-name="P117">Il faut savoir attirer l’attention : le buzz est très passager et généralement il dure dans le temps lorsqu’il s’agit de chose mauvaise. Il faut créer du contenu pertinent et original pour attirer l’attention. </text:p>
      <text:p text:style-name="P117"/>
      <text:p text:style-name="P118">Le référencement par les réseaux sociaux n’a pas d’impact dans le référencement naturel. </text:p>
      <text:p text:style-name="P118">On peut faire des liens depuis des images mais c’est moins courant.</text:p>
      <text:p text:style-name="P118"/>
      <text:p text:style-name="P119">Tous les liens ne sont pas bons à prendre : liens toxiques (qui sont faits depuis des sites qui peuvent avoir des thématiques illégales, une origine douteuse). </text:p>
      <text:p text:style-name="P119"/>
      <text:p text:style-name="P120">rel=nofollow ou rel=dofollow pour le robot de référencement. <text:span text:style-name="T65">Le dofollow peut être utile pour les liens internes. </text:span></text:p>
      <text:p text:style-name="P120"/>
      <text:p text:style-name="P121">Ne pas oublier la sécurité sur le site : qu’est-ce qu’on veut ou ne veut pas mettre en ligne, com<text:span text:style-name="T66">m</text:span>ent on y accède etc. </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8:10:07.314504081</meta:creation-date>
    <dc:date>2018-12-03T12:40:28.952277615</dc:date>
    <meta:editing-duration>PT9H37M</meta:editing-duration>
    <meta:editing-cycles>222</meta:editing-cycles>
    <meta:generator>LibreOffice/5.3.7.2$MacOSX_X86_64 LibreOffice_project/6b8ed514a9f8b44d37a1b96673cbbdd077e24059</meta:generator>
    <meta:document-statistic meta:table-count="0" meta:image-count="0" meta:object-count="0" meta:page-count="8" meta:paragraph-count="174" meta:word-count="3563" meta:character-count="22301" meta:non-whitespace-character-count="18771"/>
  </office:meta>
</office:document-meta>
</file>